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e508c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officeooo:paragraph-rsid="001e508c" style:font-weight-asian="bold" style:font-weight-complex="bold"/>
    </style:style>
    <style:style style:name="P4" style:family="paragraph" style:parent-style-name="Text_20_body">
      <style:text-properties officeooo:paragraph-rsid="00208551"/>
    </style:style>
    <style:style style:name="T1" style:family="text">
      <style:text-properties officeooo:rsid="001e508c"/>
    </style:style>
    <style:style style:name="T2" style:family="text">
      <style:text-properties officeooo:rsid="001ff80b"/>
    </style:style>
    <style:style style:name="T3" style:family="text">
      <style:text-properties officeooo:rsid="002085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pdate repozytoriow z ktorych apt-get bedzie korzystal:</text:p>
      <text:p text:style-name="Text_20_body">sudo apt-get update</text:p>
      <text:p text:style-name="Text_20_body">sudo apt-get upgrade</text:p>
      <text:p text:style-name="Text_20_body"/>
      <text:p text:style-name="P2">Instalacja Javy JRE I JDK:</text:p>
      <text:p text:style-name="Text_20_body">sudo apt-get install default-jre</text:p>
      <text:p text:style-name="Text_20_body">sudo apt-get install default-jdk</text:p>
      <text:p text:style-name="Text_20_body">java -version</text:p>
      <text:p text:style-name="Text_20_body">javac -version</text:p>
      <text:p text:style-name="Text_20_body"/>
      <text:p text:style-name="P2">Instalacja I konfiguracja Intellij:</text:p>
      <text:p text:style-name="Text_20_body">download IntelliJ</text:p>
      <text:p text:style-name="Text_20_body">navigate to the download folder</text:p>
      <text:p text:style-name="Text_20_body">sudo tar xf ideaIC—*.tar.gz -C /opt/</text:p>
      <text:p text:style-name="Text_20_body">after unpacking:</text:p>
      <text:p text:style-name="Text_20_body">cd /opt/ideaIU-*</text:p>
      <text:p text:style-name="Text_20_body">cd bin</text:p>
      <text:p text:style-name="Text_20_body">sh idea.sh .</text:p>
      <text:p text:style-name="Text_20_body">Launch IntelliJ and CTRL+SHIFT+ALT+S:</text:p>
      <text:p text:style-name="Text_20_body">set default SDK</text:p>
      <text:p text:style-name="Text_20_body"/>
      <text:p text:style-name="P2">Instalacja gita:</text:p>
      <text:p text:style-name="Text_20_body">sudo apt-get install git</text:p>
      <text:p text:style-name="Text_20_body">git –version</text:p>
      <text:p text:style-name="Text_20_body">sudo apt install gitk</text:p>
      <text:p text:style-name="Text_20_body"/>
      <text:p text:style-name="Text_20_body">stworzyc plik .gitignore I wpisac do niego:</text:p>
      <text:p text:style-name="Text_20_body">.idea</text:p>
      <text:p text:style-name="Text_20_body">out/</text:p>
      <text:p text:style-name="Text_20_body">lub zainstalowac wtyczke do IDEA. Using IDE built-in plugin system:</text:p>
      <text:p text:style-name="Text_20_body">File&gt;&gt;Plugins&gt;&gt;Browse Reporitories&gt;&gt;.gitignore</text:p>
      <text:p text:style-name="Text_20_body"/>
      <text:p text:style-name="Text_20_body"/>
      <text:p text:style-name="Text_20_body"/>
      <text:p text:style-name="P2"><text:soft-page-break/>Helpers:</text:p>
      <text:p text:style-name="P2">Do otdwarzania filmow z Samsunga Galaxy zainstalowac ponizsze (Unable to play this file</text:p>
      <text:p text:style-name="Text_20_body">sudo apt install gstreamer1.0-plugins-bad gstreamer1.0-libav</text:p>
      <text:p text:style-name="Text_20_body"/>
      <text:p text:style-name="P2">Remove directory from git and local</text:p>
      <text:p text:style-name="Text_20_body">You could checkout 'master' with both directories;</text:p>
      <text:p text:style-name="Text_20_body">git rm -r one-of-the-directories</text:p>
      <text:p text:style-name="Text_20_body">git commit -m "Remove duplicated directory"</text:p>
      <text:p text:style-name="Text_20_body">git push origin &lt;your-git-branch&gt; (typically 'master', but not always)</text:p>
      <text:p text:style-name="Text_20_body"/>
      <text:p text:style-name="P2">Remove directory from git but NOT local</text:p>
      <text:p text:style-name="Text_20_body">git rm -r --cached myFolder</text:p>
      <text:p text:style-name="Text_20_body"/>
      <text:p text:style-name="P3">Unlinking local repository from remote:</text:p>
      <text:p text:style-name="P4"><text:span text:style-name="T3">D</text:span>elete the config settings fro<text:span text:style-name="T1">m</text:span> .<text:span text:style-name="T1">git/config with:</text:span></text:p>
      <text:p text:style-name="P1"><text:span text:style-name="T1">git remote rm origin</text:span></text:p>
      <text:p text:style-name="P4">The<text:span text:style-name="T2">n to get rid of th FETCH_HEAD which still points to github, do:</text:span></text:p>
      <text:p text:style-name="P1"><text:span text:style-name="T1">rm .git/FETCH_HEAD</text:span></text:p>
      <text:p text:style-name="Text_20_body"/>
      <text:p text:style-name="P2">remove from the index with:</text:p>
      <text:p text:style-name="Text_20_body">git rm --cached jjdz5-materialy</text:p>
      <text:p text:style-name="Text_20_body"/>
      <text:p text:style-name="P2">wyswietl partycje:</text:p>
      <text:p text:style-name="Text_20_body">sudo lsblk -o NAME,FSTYPE,SIZE,MOUNTPOINT,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2:39:03.215759354</meta:creation-date>
    <dc:date>2018-06-26T23:13:03.229786068</dc:date>
    <meta:editing-duration>PT22H20M44S</meta:editing-duration>
    <meta:editing-cycles>22</meta:editing-cycles>
    <meta:generator>LibreOffice/6.0.3.2$Linux_X86_64 LibreOffice_project/00m0$Build-2</meta:generator>
    <meta:document-statistic meta:table-count="0" meta:image-count="0" meta:object-count="0" meta:page-count="2" meta:paragraph-count="46" meta:word-count="208" meta:character-count="1431" meta:non-whitespace-character-count="1272"/>
  </office:meta>
</office:document-meta>
</file>